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2" style:family="table">
      <style:table-properties style:width="17.247cm" fo:margin-left="-0.132cm" fo:margin-top="0cm" fo:margin-bottom="0cm" table:align="left" style:writing-mode="lr-tb"/>
    </style:style>
    <style:style style:name="Tabella2.A" style:family="table-column">
      <style:table-column-properties style:column-width="8.652cm"/>
    </style:style>
    <style:style style:name="Tabella2.B" style:family="table-column">
      <style:table-column-properties style:column-width="8.594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style:font-size-asian="11pt" style:font-name-complex="Arial1" style:font-size-complex="11pt"/>
    </style:style>
    <style:style style:name="P14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5" style:family="paragraph" style:parent-style-name="Standard">
      <style:paragraph-properties fo:margin-top="0.106cm" fo:margin-bottom="0.106cm" loext:contextual-spacing="false" fo:text-align="center" style:justify-single-word="false"/>
    </style:style>
    <style:style style:name="P16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7" style:family="paragraph" style:parent-style-name="caption">
      <style:paragraph-properties fo:margin-left="0.751cm" fo:margin-right="0cm" fo:text-indent="-0.751cm" style:auto-text-indent="false"/>
    </style:style>
    <style:style style:name="P18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weight="bold" style:font-weight-asian="bold" style:font-name-complex="Arial1"/>
    </style:style>
    <style:style style:name="T6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7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8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9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0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1" style:family="text">
      <style:text-properties fo:color="#00000a" style:font-name="Arial" fo:font-size="9pt" style:font-size-asian="9pt" style:font-name-complex="Arial1" style:font-size-complex="9pt"/>
    </style:style>
    <style:style style:name="T12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3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apallo, </text:span><text:span text:style-name="T2"><text:time style:data-style-name="N10121" text:time-value="2019-03-27T15:31:56.207027435">27 March 2019</text:time></text:span></text:p>
      <text:p text:style-name="P10"><text:span text:style-name="T2">Prot. in arrivo [protocollo] del [data_protocollo]</text:span></text:p>
      <text:p text:style-name="P12"/>
      <text:p text:style-name="P14"><text:span text:style-name="T3">OGGETTO: </text:span><text:span text:style-name="T4">P.E. n. </text:span><text:span text:style-name="T3">[numero]</text:span><text:span text:style-name="T4"> </text:span></text:p>
      <text:p text:style-name="P14"><text:span text:style-name="T3">Opere</text:span><text:span text:style-name="T4">: [oggetto] in [ubicazione] </text:span></text:p>
      <text:p text:style-name="P13"/>
      <text:p text:style-name="P14"><text:span text:style-name="T3">DATI URBANISTICI:</text:span></text:p>
      <text:p text:style-name="P14"><text:span text:style-name="T3">RIFERIMENTI CATATSTALI:</text:span></text:p>
      <text:p text:style-name="P14"><text:span text:style-name="T3">PTCP: </text:span><text:span text:style-name="T4">assetto insediativo …….. art. n.</text:span></text:p>
      <text:p text:style-name="P14"><text:span text:style-name="T3">PRG:</text:span><text:span text:style-name="T4"> ZONA ………. art. n.</text:span></text:p>
      <text:p text:style-name="P14"><text:span text:style-name="T3">VINCOLI:</text:span></text:p>
      <text:p text:style-name="P14"><text:span text:style-name="T3">PIANO DI BACINO:</text:span></text:p>
      <text:p text:style-name="P14"><text:span text:style-name="T3">PRATICA ORIGINARIA DI RIFERIMENTO:</text:span></text:p>
      <text:p text:style-name="P14"><text:span text:style-name="T3">PARERI ACQUISITI:</text:span></text:p>
      <text:p text:style-name="P12"/>
      <text:p text:style-name="P14"><text:span text:style-name="T3">DESCRIZIONE DELLE OPERE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3">COMMISSIONE EDILIZIA – SEDUTA DEL ……..</text:span></text:p>
      <text:p text:style-name="P15"><text:span text:style-name="T3">IL PRESIDENTE</text:span></text:p>
      <text:p text:style-name="P15"><text:span text:style-name="T3">(Arch. Saverio Giardino)</text:span></text:p>
      <text:p text:style-name="P1"/>
      <text:p text:style-name="P1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8"/>
            <text:p text:style-name="P8"><text:span text:style-name="T2">L’istruttore Tecnico della Pratica Edilizia</text:span></text:p>
            <text:p text:style-name="P8"><text:span text:style-name="T2">Arch. Elisa</text:span><text:bookmark text:name="_GoBack"/><text:span text:style-name="T2"> Zerega</text:span></text:p>
          </table:table-cell>
          <table:table-cell table:style-name="Tabella2.A1" office:value-type="string">
            <text:p text:style-name="P3"/>
            <text:p text:style-name="P8"><text:span text:style-name="T2">Il Dirigente </text:span></text:p>
            <text:p text:style-name="P8"><text:span text:style-name="T2"><text:s/></text:span><text:span text:style-name="T5">Ripartizione VII – Gestione del Territorio –</text:span></text:p>
            <text:p text:style-name="P8"><text:span text:style-name="T2">Ing. Giorgio Ottonello</text:span></text:p>
            <text:p text:style-name="P3"/>
            <text:p text:style-name="P4"/>
          </table:table-cell>
        </table:table-row>
        <table:table-row table:style-name="Tabella2.1">
          <table:table-cell table:style-name="Tabella2.A1" table:number-columns-spanned="2" office:value-type="string">
            <text:p text:style-name="P7"/>
            <text:p text:style-name="P9"><text:span text:style-name="T6">Ripartizione VII – Gestione del Territorio –</text:span></text:p>
            <text:p text:style-name="P9"><text:span text:style-name="T6">Sportello Unico per l’Edilizia (SUE) </text:span></text:p>
            <text:p text:style-name="P9"><text:span text:style-name="T6">Piazza Molfino 10 – III Piano</text:span></text:p>
            <text:p text:style-name="P18"><text:span text:style-name="T7">Segreteria di Ripartizione: 0185680310 – 0185680413</text:span></text:p>
            <text:h text:style-name="P16" text:outline-level="3"><text:a xlink:type="simple" xlink:href="mailto:PEC:" text:style-name="ListLabel_20_1" text:visited-style-name="ListLabel_20_1"><text:span text:style-name="Internet_20_link"><text:span text:style-name="T8">PEC:</text:span></text:span></text:a><text:span text:style-name="T9"> </text:span><text:a xlink:type="simple" xlink:href="mailto:protocollo.comunerapallo@pec.it" text:style-name="ListLabel_20_2" text:visited-style-name="ListLabel_20_2"><text:span text:style-name="Internet_20_link"><text:span text:style-name="T8">protocollo.comunerapallo@pec.it</text:span></text:span></text:a><text:span text:style-name="Internet_20_link"><text:span text:style-name="T8"> </text:span></text:span></text:h>
            <text:h text:style-name="P16" text:outline-level="3"><text:span text:style-name="Internet_20_link"><text:span text:style-name="T8">EMAIL: </text:span></text:span><text:a xlink:type="simple" xlink:href="mailto:edilizia_privata@comune.rapallo.ge.it" text:style-name="ListLabel_20_3" text:visited-style-name="ListLabel_20_3"><text:span text:style-name="Internet_20_link"><text:span text:style-name="T10">edilizia_privata@comune.rapallo.ge.it</text:span></text:span></text:a></text:h>
            <text:h text:style-name="P16" text:outline-level="3"><text:span text:style-name="T11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17.126cm" fo:margin-left="-0.132cm" fo:margin-top="0cm" fo:margin-bottom="0cm" table:align="left" style:writing-mode="lr-tb"/>
    </style:style>
    <style:style style:name="Tabella1.A" style:family="table-column">
      <style:table-column-properties style:column-width="2.625cm"/>
    </style:style>
    <style:style style:name="Tabella1.B" style:family="table-column">
      <style:table-column-properties style:column-width="14.499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1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7T08:39:00</meta:creation-date>
    <dc:date>2019-03-07T08:39:00</dc:date>
    <dc:language>it-IT</dc:language>
    <meta:editing-duration>PT1M</meta:editing-duration>
    <meta:generator>LibreOffice/6.0.7.3$Linux_X86_64 LibreOffice_project/00m0$Build-3</meta:generator>
    <meta:document-statistic meta:table-count="2" meta:image-count="1" meta:object-count="0" meta:page-count="1" meta:paragraph-count="34" meta:word-count="129" meta:character-count="994" meta:non-whitespace-character-count="8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